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fo:font-size="20pt" style:font-size-asian="20pt" style:font-size-complex="20pt"/>
    </style:style>
    <style:style style:name="T3" style:family="text">
      <style:text-properties style:font-name="Calibri" fo:font-size="16pt" style:font-size-asian="16pt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><draw:frame draw:style-name="fr1" draw:name="images1" text:anchor-type="as-char" svg:y="-1.148cm" svg:width="14.598cm" svg:height="3.948cm" draw:z-index="0"><draw:image xlink:href="https://upload.wikimedia.org/wikipedia/fr/thumb/e/ed/Logo_Université_du_Maine.svg/1280px-Logo_Université_du_Maine.svg.png" xlink:type="simple" xlink:show="embed" xlink:actuate="onLoad"/></draw:frame> </text:p>
      <text:p text:style-name="P2"/>
      <text:p text:style-name="P2"/>
      <text:p text:style-name="P2"/>
      <text:p text:style-name="P2"/>
      <text:p text:style-name="P2"/>
      <text:p text:style-name="P4">Cahier des charges N° 2019-M1INFO-DEJAPPLI</text:p>
      <text:p text:style-name="P4"/>
      <text:p text:style-name="P3">Conception d'une application <text:span text:style-name="T1">DEJAppli</text:span></text:p>
      <text:p text:style-name="P3">permettant la détermination de la dépense énergétique journalière des personn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amadou DIALLO, Théo LOISON, Benjamin DI CARLO</text:p>
      <text:p text:style-name="P18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6">1Contexte<text:tab/>3</text:p>
          <text:p text:style-name="P6">2Objectifs<text:tab/>3</text:p>
          <text:p text:style-name="P6">3Expression des besoins<text:tab/>3</text:p>
          <text:p text:style-name="P6">4Faisabilité technique<text:tab/>3</text:p>
          <text:p text:style-name="P6">5Fonctionnalités<text:tab/>4</text:p>
          <text:p text:style-name="P8">5.1Insertion du pseudo<text:tab/>5</text:p>
          <text:p text:style-name="P8">5.2Modes de jeu<text:tab/>5</text:p>
          <text:p text:style-name="P9">5.2.1Aventure<text:tab/>5</text:p>
          <text:p text:style-name="P9">5.2.2Entraînement<text:tab/>5</text:p>
          <text:p text:style-name="P9">5.2.3Compétitif<text:tab/>5</text:p>
          <text:p text:style-name="P9">5.2.4Didacticiel<text:tab/>5</text:p>
          <text:p text:style-name="P8">5.3Jouabilité<text:tab/>5</text:p>
          <text:p text:style-name="P8">5.4Choix de la difficulté<text:tab/>6</text:p>
          <text:p text:style-name="P8">5.5Aide<text:tab/>6</text:p>
          <text:p text:style-name="P8">5.6Hypothèse<text:tab/>6</text:p>
          <text:p text:style-name="P8">5.7Sauvegarde<text:tab/>7</text:p>
          <text:p text:style-name="P8">5.8Chargement<text:tab/>7</text:p>
          <text:p text:style-name="P6">6Contraintes<text:tab/>8</text:p>
          <text:p text:style-name="P8">6.1Planning prévisionnel<text:tab/>8</text:p>
          <text:p text:style-name="P6">7Livrables<text:tab/>9</text:p>
          <text:p text:style-name="P6">8Interface Homme Machine<text:tab/>9</text:p>
          <text:p text:style-name="P8">8.1Menu de départ<text:tab/>9</text:p>
          <text:p text:style-name="P8">8.2Menu Principal<text:tab/>10</text:p>
          <text:p text:style-name="P8">8.3Menu de sélection des différents modes de jeu <text:tab/>11</text:p>
          <text:p text:style-name="P8">8.4Interface de Jeu<text:tab/>11</text:p>
          <text:p text:style-name="P8">8.5Interface de fin<text:tab/>12</text:p>
        </text:index-body>
      </text:table-of-content>
      <text:p text:style-name="P2"/>
      <text:h text:style-name="P10" text:outline-level="1">Contexte</text:h>
      <text:p text:style-name="Text_20_body"><text:tab/>Le principe est de développer une application web </text:p>
      <text:p text:style-name="Text_20_body"/>
      <text:h text:style-name="Heading_20_1" text:outline-level="1">Objectifs</text:h>
      <text:p text:style-name="Text_20_body"/>
      <text:p text:style-name="Text_20_body"/>
      <text:h text:style-name="Heading_20_1" text:outline-level="1">Expression des besoins</text:h>
      <text:p text:style-name="Text_20_body"/>
      <text:p text:style-name="Text_20_body"/>
      <text:h text:style-name="Heading_20_1" text:outline-level="1">Faisabilité technique</text:h>
      <text:p text:style-name="Text_20_body"/>
      <text:h text:style-name="Heading_20_1" text:outline-level="1" text:is-list-header="true"/>
      <text:p text:style-name="Text_20_body"/>
      <text:h text:style-name="P10" text:outline-level="1">Fonctionnalités</text:h>
      <text:p text:style-name="Text_20_body"/>
      <text:h text:style-name="P10" text:outline-level="1">Contraintes</text:h>
      <text:p text:style-name="Text_20_body">Les contraintes de ce projet sont multiples, en effet nous devons rendre le livrable avant le 14 février 2019.</text:p>
      <text:h text:style-name="Heading_20_2" text:outline-level="2">Planning prévisionnel</text:h>
      <text:p text:style-name="Text_20_body"/>
      <text:h text:style-name="P10" text:outline-level="1">Livrables</text:h>
      <text:p text:style-name="Text_20_body">Lors de la période du projet et avant la date de livraison seront livrés :</text:p>
      <text:list xml:id="list9088807110071626330" text:style-name="L4">
        <text:list-item>
          <text:p text:style-name="P13">Un cahier des charges qui sera préalablement validé</text:p>
        </text:list-item>
        <text:list-item>
          <text:p text:style-name="P13">Le logiciel qui respecte ce cahier des charges</text:p>
        </text:list-item>
        <text:list-item>
          <text:p text:style-name="P13">Un manuel d'utilisateur</text:p>
        </text:list-item>
      </text:list>
      <text:p text:style-name="Text_20_body"/>
      <text:h text:style-name="Heading_20_1" text:outline-level="1">Interface Homme Machine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Calibri" fo:font-size="25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="Calibri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ête" style:family="paragraph" style:parent-style-name="Standard" style:default-outline-level="" style:list-style-name="" style:class="text">
      <style:text-properties fo:font-size="13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style="italic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keep-together="auto" style:page-number="auto" fo:background-color="transparent" style:shadow="none">
        <style:tab-stops/>
        <style:background-image/>
      </style:paragraph-properties>
      <style:text-properties fo:color="#3333ff" fo:font-size="16pt" fo:font-weight="normal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fo:padding="0.049cm" fo:border-left="none" fo:border-right="none" fo:border-top="0.002cm solid #000000" fo:border-bottom="0.002cm solid #000000" style:shadow="none" text:number-lines="false" text:line-number="0">
        <style:tab-stops/>
      </style:paragraph-properties>
      <style:text-properties fo:color="#3333ff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 style:master-page-name="">
      <style:paragraph-properties fo:margin-left="0cm" fo:margin-right="0cm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  <style:background-image/>
      </style:paragraph-properties>
      <style:text-properties style:use-window-font-color="true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993366" fo:font-size="13pt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0.085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0.93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style:text-underline-style="none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ahier des charges N° 2019-M1INFO-DEJAPPLI<text:tab/><text:tab/>Page 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11T14:14:27.85</meta:creation-date>
    <meta:editing-duration>PT7H42M32S</meta:editing-duration>
    <meta:editing-cycles>20</meta:editing-cycles>
    <meta:generator>OpenOffice/4.1.3$Win32 OpenOffice.org_project/413m1$Build-9783</meta:generator>
    <meta:initial-creator>Benjamin DI CARLO</meta:initial-creator>
    <dc:date>2018-11-28T10:30:06.65</dc:date>
    <meta:document-statistic meta:table-count="0" meta:image-count="1" meta:object-count="0" meta:page-count="6" meta:paragraph-count="48" meta:word-count="201" meta:character-count="1282"/>
    <dc:creator>Benjamin DI CARLO</dc:creator>
  </office:meta>
</office:document-meta>
</file>